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2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_5f_1_5f_1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7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106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14cm" loext:decorative="false"/>
      <style:paragraph-properties style:writing-mode="lr-tb"/>
    </style:style>
    <style:style style:name="gr15" style:family="graphic" style:parent-style-name="objectwithoutfill">
      <style:graphic-properties draw:stroke="dash" svg:stroke-color="#fe7f00" draw:marker-end="Arrowheads_20_5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22cm" loext:decorative="false"/>
      <style:paragraph-properties style:writing-mode="lr-tb"/>
    </style:style>
    <style:style style:name="gr17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2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21" style:family="graphic" style:parent-style-name="Default_20_Drawing_20_Style_5f_1_5f_1_5f_1">
      <style:graphic-properties draw:stroke="none" svg:stroke-color="#000000" draw:fill="none" draw:fill-color="#ffffff" draw:auto-grow-height="true" draw:auto-grow-width="false" fo:min-height="12.603cm" loext:decorative="false"/>
      <style:paragraph-properties style:writing-mode="lr-tb"/>
    </style:style>
    <style:style style:name="gr22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bababa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2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6" style:family="graphic" style:parent-style-name="standard">
      <style:graphic-properties draw:stroke="dash" svg:stroke-color="#fe7f00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 loext:decorative="false"/>
      <style:paragraph-properties style:writing-mode="lr-tb"/>
    </style:style>
    <style:style style:name="gr28" style:family="graphic" style:parent-style-name="standard">
      <style:graphic-properties fo:min-height="0.822cm" loext:decorative="false"/>
      <style:paragraph-properties style:writing-mode="lr-tb"/>
    </style:style>
    <style:style style:name="gr29" style:family="graphic" style:parent-style-name="objectwithoutfill">
      <style:graphic-properties draw:stroke="dash" svg:stroke-color="#fe7f00" draw:marker-end="Arrowheads_20_63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22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6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115cm" loext:decorative="false"/>
      <style:paragraph-properties style:writing-mode="lr-tb"/>
    </style:style>
    <style:style style:name="gr34" style:family="graphic" style:parent-style-name="objectwithoutfill">
      <style:graphic-properties draw:stroke="dash" svg:stroke-color="#fe7f00" draw:fill="none" draw:textarea-vertical-align="middle" loext:decorative="false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5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Default-outline1">
      <style:graphic-properties fo:min-height="15.75cm" loext:decorative="false"/>
      <style:paragraph-properties style:writing-mode="lr-tb"/>
    </style:style>
    <style:style style:name="pr8" style:family="presentation" style:parent-style-name="Default-outline1">
      <style:graphic-properties draw:textarea-vertical-align="top" fo:min-height="15.75cm" loext:decorative="false"/>
      <style:paragraph-properties style:writing-mode="lr-tb"/>
    </style:style>
    <style:style style:name="co1" style:family="table-column">
      <style:table-column-properties style:column-width="4.357cm" style:use-optimal-column-width="false"/>
    </style:style>
    <style:style style:name="co2" style:family="table-column">
      <style:table-column-properties style:column-width="10.333cm" style:use-optimal-column-width="false"/>
    </style:style>
    <style:style style:name="co3" style:family="table-column">
      <style:table-column-properties style:column-width="12.544cm" style:use-optimal-column-width="false"/>
    </style:style>
    <style:style style:name="co4" style:family="table-column">
      <style:table-column-properties style:column-width="4.585cm" style:use-optimal-column-width="false"/>
    </style:style>
    <style:style style:name="co5" style:family="table-column">
      <style:table-column-properties style:column-width="9.261cm" style:use-optimal-column-width="false"/>
    </style:style>
    <style:style style:name="co6" style:family="table-column">
      <style:table-column-properties style:column-width="12.695cm" style:use-optimal-column-width="false"/>
    </style:style>
    <style:style style:name="co7" style:family="table-column">
      <style:table-column-properties style:column-width="4.564cm" style:use-optimal-column-width="false"/>
    </style:style>
    <style:style style:name="co8" style:family="table-column">
      <style:table-column-properties style:column-width="12.222cm" style:use-optimal-column-width="false"/>
    </style:style>
    <style:style style:name="co9" style:family="table-column">
      <style:table-column-properties style:column-width="10.448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4.066cm" style:use-optimal-row-height="false"/>
    </style:style>
    <style:style style:name="ro3" style:family="table-row">
      <style:table-row-properties style:row-height="3.037cm" style:use-optimal-row-height="false"/>
    </style:style>
    <style:style style:name="ro4" style:family="table-row">
      <style:table-row-properties style:row-height="4.361cm" style:use-optimal-row-height="false"/>
    </style:style>
    <style:style style:name="ro5" style:family="table-row">
      <style:table-row-properties style:row-height="3.055cm" style:use-optimal-row-height="false"/>
    </style:style>
    <style:style style:name="ro6" style:family="table-row">
      <style:table-row-properties style:row-height="0.6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2" fo:font-size="20pt"/>
    </style:style>
    <style:style style:name="ce3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-left="0.03pt solid #666666" fo:border-right="0.03pt solid #666666" fo:border-top="none" fo:border-bottom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none" draw:textarea-vertical-align="middle"/>
      <style:paragraph-properties fo:border="0.03pt solid #666666"/>
      <style:text-properties style:font-name="DejaVu Sans Condensed2" fo:font-size="20pt"/>
    </style:style>
    <style:style style:name="ce5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none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7" style:family="table-cell">
      <loext:graphic-properties draw:fill="solid" draw:fill-color="#ffffff" draw:textarea-vertical-align="middle"/>
      <style:paragraph-properties fo:border="0.03pt solid #666666"/>
      <style:text-properties style:font-name="DejaVu Sans Condensed2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000000" loext:opacity="100%" style:font-name="DejaVu Sans Condensed2" fo:font-size="20pt" fo:font-weight="bold" style:font-weight-asian="bold" style:font-weight-complex="bold"/>
    </style:style>
    <style:style style:name="P10" style:family="paragraph">
      <style:text-properties style:font-name="DejaVu Sans Condensed2" fo:font-size="20pt"/>
    </style:style>
    <style:style style:name="P11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666666" loext:opacity="100%"/>
    </style:style>
    <style:style style:name="P13" style:family="paragraph">
      <loext:graphic-properties draw:fill="none" draw:fill-color="#ffffff"/>
      <style:text-properties style:font-name="DejaVu Mono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end"/>
    </style:style>
    <style:style style:name="P2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5" style:family="paragraph">
      <style:paragraph-properties style:writing-mode="lr-tb"/>
    </style:style>
    <style:style style:name="P26" style:family="paragraph">
      <style:paragraph-properties fo:margin-left="0cm" fo:margin-right="0cm" fo:margin-top="0.2cm" fo:margin-bottom="0.2cm" fo:line-height="115%" fo:text-indent="0cm"/>
    </style:style>
    <style:style style:name="P27" style:family="paragraph">
      <loext:graphic-properties draw:fill="none" draw:fill-color="#ffffff"/>
      <style:text-properties fo:font-size="22pt"/>
    </style:style>
    <style:style style:name="P28" style:family="paragraph">
      <loext:graphic-properties draw:fill="none"/>
      <style:paragraph-properties fo:text-align="center"/>
      <style:text-properties fo:color="#c46200" loext:opacity="100%"/>
    </style:style>
    <style:style style:name="P29" style:family="paragraph">
      <loext:graphic-properties draw:fill="none" draw:fill-color="#ffffff"/>
      <style:text-properties fo:color="#c46200" loext:opacity="100%"/>
    </style:style>
    <style:style style:name="P30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31" style:family="paragraph">
      <style:paragraph-properties fo:line-height="115%"/>
    </style:style>
    <style:style style:name="P32" style:family="paragraph">
      <style:paragraph-properties fo:margin-top="0.3cm" fo:margin-bottom="0cm" fo:line-height="115%"/>
    </style:style>
    <style:style style:name="P33" style:family="paragraph">
      <loext:graphic-properties draw:fill="none" draw:fill-color="#ffffff"/>
      <style:paragraph-properties fo:line-height="115%"/>
      <style:text-properties style:use-window-font-color="true" loext:opacity="0%" fo:font-size="22pt"/>
    </style:style>
    <style:style style:name="P34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color="#e47200" loext:opacity="100%" fo:hyphenate="false" loext:hyphenation-no-caps="false"/>
    </style:style>
    <style:style style:name="P35" style:family="paragraph">
      <loext:graphic-properties draw:fill="none" draw:fill-color="#ffffff"/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color="#e47200" loext:opacity="100%"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8400" loext:opacity="100%"/>
    </style:style>
    <style:style style:name="T5" style:family="text">
      <style:text-properties fo:color="#7f00fe" loext:opacity="100%"/>
    </style:style>
    <style:style style:name="T6" style:family="text">
      <style:text-properties fo:color="#00b4b4" loext:opacity="100%"/>
    </style:style>
    <style:style style:name="T7" style:family="text">
      <style:text-properties fo:color="#000000" loext:opacity="100%" style:font-name="DejaVu Sans Condensed2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ejaVu Sans Condensed2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style:font-name="DejaVu Sans Condensed2" fo:font-size="18pt" style:font-size-asian="18pt" style:font-size-complex="18pt"/>
    </style:style>
    <style:style style:name="T12" style:family="text">
      <style:text-properties style:font-name="DejaVu Mono"/>
    </style:style>
    <style:style style:name="T13" style:family="text">
      <style:text-properties style:text-position="33% 58%" style:font-name="DejaVu Mono"/>
    </style:style>
    <style:style style:name="T14" style:family="text">
      <style:text-properties fo:color="#ff0000" loext:opacity="100%"/>
    </style:style>
    <style:style style:name="T15" style:family="text">
      <style:text-properties fo:color="#9c9c00" loext:opacity="100%"/>
    </style:style>
    <style:style style:name="T16" style:family="text">
      <style:text-properties fo:color="#9c9c00" loext:opacity="100%" style:text-position="super 58%"/>
    </style:style>
    <style:style style:name="T17" style:family="text">
      <style:text-properties fo:color="#e47200" loext:opacity="100%"/>
    </style:style>
    <style:style style:name="T18" style:family="text">
      <style:text-properties fo:color="#000000" loext:opacity="100%" style:font-name="DejaVu Sans Condensed2" fo:font-size="20pt" fo:font-weight="bold" style:font-weight-asian="bold" style:font-weight-complex="bold"/>
    </style:style>
    <style:style style:name="T19" style:family="text">
      <style:text-properties style:font-name="DejaVu Sans Condensed2" fo:font-size="20pt"/>
    </style:style>
    <style:style style:name="T20" style:family="text">
      <style:text-properties style:text-position="33% 58%" style:font-name="DejaVu Sans Condensed2" fo:font-size="20pt"/>
    </style:style>
    <style:style style:name="T21" style:family="text">
      <style:text-properties fo:color="#ff0000" loext:opacity="100%" style:font-name="DejaVu Sans Condensed2" fo:font-size="20pt"/>
    </style:style>
    <style:style style:name="T22" style:family="text">
      <style:text-properties fo:color="#ff0000" loext:opacity="100%" style:text-position="33% 58%" style:font-name="DejaVu Sans Condensed2" fo:font-size="20pt"/>
    </style:style>
    <style:style style:name="T23" style:family="text">
      <style:text-properties style:text-position="33% 58%"/>
    </style:style>
    <style:style style:name="T24" style:family="text">
      <style:text-properties fo:color="#ff0000" loext:opacity="100%" style:text-position="33% 58%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666666" loext:opacity="100%"/>
    </style:style>
    <style:style style:name="T27" style:family="text">
      <style:text-properties fo:color="#fe7f00" loext:opacity="100%"/>
    </style:style>
    <style:style style:name="T28" style:family="text">
      <style:text-properties style:font-name="DejaVu Sans Condensed2" fo:font-size="20pt" fo:font-style="italic" style:font-style-asian="italic" style:font-style-complex="italic"/>
    </style:style>
    <style:style style:name="T29" style:family="text">
      <style:text-properties style:font-name="DejaVu Sans Condensed2" fo:font-size="20pt" fo:font-style="normal" style:font-style-asian="normal" style:font-style-complex="normal"/>
    </style:style>
    <style:style style:name="T30" style:family="text">
      <style:text-properties fo:color="#fe7f00" loext:opacity="100%" style:font-name="DejaVu Sans Condensed2" fo:font-size="20pt"/>
    </style:style>
    <style:style style:name="T31" style:family="text">
      <style:text-properties fo:color="#fe7f00" loext:opacity="100%" style:font-name="DejaVu Sans Condensed2" fo:font-size="20pt" fo:font-style="italic" style:font-style-asian="italic" style:font-style-complex="italic"/>
    </style:style>
    <style:style style:name="T32" style:family="text">
      <style:text-properties fo:color="#ff00ff" loext:opacity="100%"/>
    </style:style>
    <style:style style:name="T33" style:family="text">
      <style:text-properties fo:color="#00b000" loext:opacity="100%"/>
    </style:style>
    <style:style style:name="T34" style:family="text">
      <style:text-properties fo:color="#00caca" loext:opacity="100%"/>
    </style:style>
    <style:style style:name="T35" style:family="text">
      <style:text-properties fo:color="#4f9e00" loext:opacity="100%"/>
    </style:style>
    <style:style style:name="T36" style:family="text">
      <style:text-properties fo:color="#666666" loext:opacity="100%" style:text-position="33% 58%"/>
    </style:style>
    <style:style style:name="T37" style:family="text">
      <style:text-properties fo:color="#666666" loext:opacity="100%" fo:font-size="22pt"/>
    </style:style>
    <style:style style:name="T38" style:family="text">
      <style:text-properties fo:color="#666666" loext:opacity="100%" style:text-position="super 58%" fo:font-size="22pt"/>
    </style:style>
    <style:style style:name="T39" style:family="text">
      <style:text-properties fo:font-size="22pt"/>
    </style:style>
    <style:style style:name="T40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46200" loext:opacity="100%"/>
    </style:style>
    <style:style style:name="T44" style:family="text">
      <style:text-properties style:text-position="super 58%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fo:font-size="22pt"/>
    </style:style>
    <style:style style:name="T47" style:family="text">
      <style:text-properties fo:color="#666666" loext:opacity="100%" fo:font-size="20pt" style:font-size-asian="26pt" style:font-size-complex="26pt"/>
    </style:style>
    <style:style style:name="T48" style:family="text">
      <style:text-properties style:text-position="sub 58%"/>
    </style:style>
    <style:style style:name="T49" style:family="text">
      <style:text-properties style:text-position="-8%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m Sensível ao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m Sensível ao Contexto (LSC)</text:p>
          </draw:text-box>
        </draw:frame>
        <draw:frame presentation:style-name="pr1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4">LC </text:span><text:span text:style-name="T4"><text:tab/></text:span><text:span text:style-name="T4">Livre de Contexto</text:span></text:p>
                  </text:list-item>
                  <text:list-item>
                    <text:p><text:span text:style-name="T4">LLC </text:span><text:span text:style-name="T4"><text:tab/></text:span><text:span text:style-name="T4">Linguagem Livre de Contexto</text:span></text:p>
                  </text:list-item>
                  <text:list-item>
                    <text:p><text:span text:style-name="T4">GLC </text:span><text:span text:style-name="T4"><text:tab/></text:span><text:span text:style-name="T4">Gramática Livre de Contexto</text:span></text:p>
                  </text:list-item>
                  <text:list-item>
                    <text:p><text:span text:style-name="T4">RLC </text:span><text:span text:style-name="T4"><text:tab/></text:span><text:span text:style-name="T4">Regra Livre de Contexto</text:span></text:p>
                  </text:list-item>
                  <text:list-item>
                    <text:p><text:span text:style-name="T5">SC </text:span><text:span text:style-name="T5"><text:tab/></text:span><text:span text:style-name="T5">Sensível ao Contexto</text:span></text:p>
                  </text:list-item>
                  <text:list-item>
                    <text:p><text:span text:style-name="T5">LSC </text:span><text:span text:style-name="T5"><text:tab/></text:span><text:span text:style-name="T5">Linguagem Sensível ao Contexto</text:span></text:p>
                  </text:list-item>
                  <text:list-item>
                    <text:p><text:span text:style-name="T5">GSC </text:span><text:span text:style-name="T5"><text:tab/></text:span><text:span text:style-name="T5">Gramática Sensível ao Contexto</text:span></text:p>
                  </text:list-item>
                  <text:list-item>
                    <text:p><text:span text:style-name="T5">RSC </text:span><text:span text:style-name="T5"><text:tab/></text:span><text:span text:style-name="T5">Regra Sensível ao Contexto</text:span></text:p>
                  </text:list-item>
                  <text:list-item>
                    <text:p><text:span text:style-name="T6">LR</text:span><text:span text:style-name="T6"><text:tab/></text:span><text:span text:style-name="T6"><text:tab/></text:span><text:span text:style-name="T6">Linguagem Regular</text:span></text:p>
                  </text:list-item>
                  <text:list-item>
                    <text:p><text:span text:style-name="T6">GR</text:span><text:span text:style-name="T6"><text:tab/></text:span><text:span text:style-name="T6"><text:tab/></text:span><text:span text:style-name="T6">Gramática Regular</text:span></text:p>
                  </text:list-item>
                  <text:list-item>
                    <text:p><text:span text:style-name="T6">MT</text:span><text:span text:style-name="T6"><text:tab/></text:span><text:span text:style-name="T6"><text:tab/></text:span><text:span text:style-name="T6">Máquina de Turing</text:span></text:p>
                  </text:list-item>
                  <text:list-item>
                    <text:p><text:span text:style-name="T6">AF</text:span><text:span text:style-name="T6"><text:tab/></text:span><text:span text:style-name="T6"><text:tab/></text:span><text:span text:style-name="T6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5.54cm" svg:x="0.3cm" svg:y="4.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7">Gramáticas</text:span></text:p>
              </table:table-cell>
              <table:table-cell>
                <text:p text:style-name="P9"><text:span text:style-name="T7"><text:s/>Regras</text:span></text:p>
              </table:table-cell>
              <table:table-cell>
                <text:p text:style-name="P9"><text:span text:style-name="T7">Ex. de ling. geradas, e reconhecedor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8">GR (tipo 3) Regulares</text:span></text:p>
              </table:table-cell>
              <table:table-cell>
                <text:p text:style-name="P10"><text:span text:style-name="T8">A→aB, A→b, (A→ε <text:s/>apenas para o símbolo inicial, se permitido)</text:span></text:p>
                <text:p text:style-name="P10"><text:span text:style-name="T8">A, B ∈ V <text:s text:c="5"/>(variáveis)</text:span></text:p>
                <text:p text:style-name="P10"><text:span text:style-name="T8">a, b ∈ T <text:s text:c="6"/>(terminais)</text:span></text:p>
              </table:table-cell>
              <table:table-cell table:style-name="ce3">
                <text:list text:style-name="L2">
                  <text:list-item>
                    <text:p text:style-name="P11"><text:span text:style-name="T9">{ ε, b, ab, aab, aaab, ... }</text:span><text:span text:style-name="T9"><text:line-break/></text:span><text:span text:style-name="T9">= { a</text:span><text:span text:style-name="T10">n </text:span><text:span text:style-name="T9">b | n ≥ 0} ∪ {ε}</text:span></text:p>
                  </text:list-item>
                  <text:list-item>
                    <text:p text:style-name="P11"><text:span text:style-name="T9">Autômato finito</text:span></text:p>
                  </text:list-item>
                </text:list>
              </table:table-cell>
            </table:table-row>
            <table:table-row table:style-name="ro3" table:default-cell-style-name="ce4">
              <table:table-cell>
                <text:p text:style-name="P10"><text:span text:style-name="T8">GLC (tipo 2) Livres de Contexto</text:span></text:p>
              </table:table-cell>
              <table:table-cell>
                <text:p text:style-name="P10"><text:span text:style-name="T8">A → α</text:span></text:p>
                <text:p text:style-name="P10"><text:span text:style-name="T8">A ∈ V <text:s/>, <text:s/>α ∈ (V ∪ T)</text:span><text:span text:style-name="T11">*</text:span></text:p>
                <text:p text:style-name="P10"><text:span text:style-name="T8">A: 1 única variável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, aabb, aaabbb, aaaabbbb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com pilha</text:span></text:p>
                  </text:list-item>
                </text:list>
              </table:table-cell>
            </table:table-row>
            <table:table-row table:style-name="ro4" table:default-cell-style-name="ce4">
              <table:table-cell>
                <text:p text:style-name="P10"><text:span text:style-name="T8">GSC (tipo 1) Sensíveis ao</text:span></text:p>
                <text:p text:style-name="P10"><text:span text:style-name="T8">Contexto</text:span></text:p>
              </table:table-cell>
              <table:table-cell>
                <text:p text:style-name="P10"><text:span text:style-name="T8">α → β</text:span></text:p>
                <text:p text:style-name="P10"><text:span text:style-name="T8">α ∈ (V ∪ T)⁺ <text:s/>, <text:s/>β ∈ (V ∪ T)</text:span><text:span text:style-name="T11">*</text:span></text:p>
                <text:p text:style-name="P10"><text:span text:style-name="T8">| α | <text:s/>≤ <text:s/>| β |</text:span></text:p>
                <text:p text:style-name="P10"><text:span text:style-name="T8">S → ε, se S não aparece do lado direito de nenhuma regra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c, aabbcc, aaabbbccc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c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linearmente limitado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 text:style-name="P10"><text:span text:style-name="T8">GI (tipo 0) Irrestrita ou geral</text:span></text:p>
              </table:table-cell>
              <table:table-cell>
                <text:p text:style-name="P10"><text:span text:style-name="T8">α → β</text:span></text:p>
                <text:p text:style-name="P10"><text:span text:style-name="T8">α, β ∈ (V ∪ T)</text:span><text:span text:style-name="T11">*</text:span></text:p>
                <text:p text:style-name="P10"><text:span text:style-name="T8">α: pelo menos 1 símbolo de V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, aa, aaaa, aaaaaaaa, ... }</text:span><text:span text:style-name="T9"><text:line-break/></text:span><text:span text:style-name="T9">= { <text:s text:c="6"/>| n ≥ 0}</text:span></text:p>
                  </text:list-item>
                  <text:list-item>
                    <text:p text:style-name="P11"><text:span text:style-name="T9">Máquina de Tur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1.143cm" svg:height="1.054cm" svg:x="17.018cm" svg:y="18.1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9.099cm" svg:height="4.111cm" svg:x="16.501cm" svg:y="0.5cm">
          <draw:text-box>
            <text:p><text:span text:style-name="T12">R <text:s text:c="3"/>a</text:span><text:span text:style-name="T13">n</text:span><text:span text:style-name="T12">b</text:span><text:span text:style-name="T12"><text:tab/></text:span><text:span text:style-name="T12"> <text:s text:c="3"/>ε, b, ab, aab <text:s/>AF</text:span></text:p>
            <text:p><text:span text:style-name="T12">LC <text:s/>a</text:span><text:span text:style-name="T13">n</text:span><text:span text:style-name="T12">b</text:span><text:span text:style-name="T13">n</text:span><text:span text:style-name="T12"> <text:s text:c="4"/>ab, aabb <text:s text:c="7"/>AFP</text:span></text:p>
            <text:p><text:span text:style-name="T12">SC <text:s/>a</text:span><text:span text:style-name="T13">n</text:span><text:span text:style-name="T12">b</text:span><text:span text:style-name="T13">n</text:span><text:span text:style-name="T12">c</text:span><text:span text:style-name="T13">n</text:span><text:span text:style-name="T12"> <text:s/>abc, aabbcc <text:s/>ALI</text:span></text:p>
            <text:p><text:span text:style-name="T12">I <text:s text:c="5"/>a</text:span><text:span text:style-name="T13">2^n</text:span><text:span text:style-name="T12"> </text:span><text:span text:style-name="T12"><text:tab/></text:span><text:span text:style-name="T12"> <text:s text:c="3"/>a, aa, aaaa <text:s text:c="2"/>MT</text:span></text:p>
          </draw:text-box>
        </draw:frame>
        <draw:frame draw:style-name="gr5" draw:text-style-name="P14" draw:layer="layout" svg:width="4.707cm" svg:height="1.072cm" svg:x="4.87cm" svg:y="3.306cm">
          <draw:text-box>
            <text:p>apenas estas</text:p>
          </draw:text-box>
        </draw:frame>
        <draw:line draw:style-name="gr6" draw:text-style-name="P15" draw:layer="layout" svg:x1="6.496cm" svg:y1="4.294cm" svg:x2="7.175cm" svg:y2="6.266cm">
          <text:p/>
        </draw:line>
        <draw:rect draw:style-name="gr7" draw:text-style-name="P16" draw:layer="layout" svg:width="27.386cm" svg:height="4.572cm" svg:x="0.3cm" svg:y="12.7cm">
          <text:p/>
        </draw:rect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Livres de Contexto (LL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gras de produção na forma <text:s/><text:span text:style-name="T14">A → α</text:span></text:p>
                <text:list>
                  <text:list-item>
                    <text:p>Geradas por GLC com regras de produção que dependem apenas do símbolo atual, e não do “contexto em que ele aparece”</text:p>
                    <text:list>
                      <text:list-item>
                        <text:p>Depende da sequência de símbolos que precede ou segue</text:p>
                      </text:list-item>
                    </text:list>
                  </text:list-item>
                </text:list>
              </text:list-item>
              <text:list-item>
                <text:p><text:span text:style-name="T5">GLC</text:span> possuem regras na forma<text:line-break/><text:span text:style-name="T5">A → α</text:span> , onde <text:span text:style-name="T15">α ∈ ( V ∪ T )</text:span><text:span text:style-name="T16">*</text:span> <text:s/>e <text:s/><text:span text:style-name="T17">A ∈ V</text:span></text:p>
              </text:list-item>
            </text:list>
          </draw:text-box>
        </draw:frame>
        <draw:frame draw:style-name="gr8" draw:layer="layout" svg:width="26.54cm" svg:height="4.626cm" svg:x="0.707cm" svg:y="16.0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6" table:default-cell-style-name="ce6">
              <table:table-cell>
                <text:p text:style-name="P9"><text:span text:style-name="T18">Tipos de Gramáticas </text:span></text:p>
              </table:table-cell>
              <table:table-cell>
                <text:p text:style-name="P9"><text:span text:style-name="T18"><text:s/>Regras</text:span></text:p>
              </table:table-cell>
              <table:table-cell>
                <text:p text:style-name="P9"><text:span text:style-name="T18">Exemplos de</text:span></text:p>
                <text:p text:style-name="P9"><text:span text:style-name="T18">linguagens gerada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19">Livres de Contexto GLC (tipo 2)</text:span></text:p>
              </table:table-cell>
              <table:table-cell>
                <text:p text:style-name="P10"><text:span text:style-name="T19">A → α</text:span></text:p>
                <text:p text:style-name="P10"><text:span text:style-name="T19">A ∈ V <text:s/>, <text:s/>α ∈ (V ∪ T)</text:span><text:span text:style-name="T20">*</text:span></text:p>
                <text:p text:style-name="P10"><text:span text:style-name="T19">A: 1 única variável esq.</text:span></text:p>
              </table:table-cell>
              <table:table-cell>
                <text:p text:style-name="P10"><text:span text:style-name="T19">{ ab, aabb, aaabbb, aaaabbbb, ... }</text:span><text:span text:style-name="T19"><text:line-break/></text:span><text:span text:style-name="T19">= { </text:span><text:span text:style-name="T21">a</text:span><text:span text:style-name="T22">n</text:span><text:span text:style-name="T21"> b</text:span><text:span text:style-name="T22">n</text:span><text:span text:style-name="T19"> | n &gt; 0 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4" draw:layer="layout" svg:width="8.726cm" svg:height="3.55cm" svg:x="18.5cm" svg:y="11.45cm">
          <draw:text-box>
            <text:p>R <text:s text:c="3"/>a<text:span text:style-name="T23">n</text:span>b<text:tab/> <text:s text:c="3"/><text:tab/>ε,b,ab,aab</text:p>
            <text:p><text:span text:style-name="T14">LC <text:s/>a</text:span><text:span text:style-name="T24">n</text:span><text:span text:style-name="T14">b</text:span><text:span text:style-name="T24">n</text:span><text:span text:style-name="T14"> <text:s text:c="4"/></text:span><text:span text:style-name="T14"><text:tab/></text:span><text:span text:style-name="T14">ab, aabb</text:span></text:p>
            <text:p>SC <text:s/>a<text:span text:style-name="T23">n</text:span>b<text:span text:style-name="T23">n</text:span>c<text:span text:style-name="T23">n</text:span> <text:s/><text:tab/>abc, aabbcc</text:p>
            <text:p>I <text:s text:c="4"/>a<text:span text:style-name="T23">2^n</text:span> <text:tab/>a, aa, aaaa</text:p>
          </draw:text-box>
        </draw:frame>
        <draw:frame draw:style-name="gr10" draw:text-style-name="P14" draw:layer="layout" svg:width="3.289cm" svg:height="1.072cm" svg:x="9.652cm" svg:y="2.357cm">
          <draw:text-box>
            <text:p>(já visto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eciso reconhecer o comando <text:span text:style-name="T25">print(texto)</text:span></text:p>
              </text:list-item>
              <text:list-item>
                <text:p>A gramática pode ser definida como:<text:line-break/>S → "print" E<text:line-break/>E → "(" T ")"<text:line-break/>T → "texto"</text:p>
              </text:list-item>
              <text:list-item>
                <text:p>Exemplo de reconhecimento:</text:p>
                <text:list>
                  <text:list-item>
                    <text:p>S ⇒ "print" E ⇒ "print" "(" T ")" ⇒ "print" "(" "texto" ")"</text:p>
                    <text:p/>
                  </text:list-item>
                </text:list>
              </text:list-item>
            </text:list>
          </draw:text-box>
        </draw:frame>
        <draw:frame draw:style-name="gr11" draw:text-style-name="P14" draw:layer="layout" svg:width="21.971cm" svg:height="4.356cm" svg:x="3.302cm" svg:y="15.748cm">
          <draw:text-box>
            <text:list text:style-name="L2">
              <text:list-item>
                <text:p>Para que "print(texto)" seja reconhecido, precisa existir uma sequência de derivações começando de S até essa cadeia, seguindo as regras da gramática definida</text:p>
              </text:list-item>
              <text:list-item>
                <text:p>"print" e "texto" seriam tokens reconhecidos na etapa de análise léxica</text:p>
              </text:list-item>
            </text:list>
          </draw:text-box>
        </draw:frame>
        <draw:frame draw:style-name="gr11" draw:text-style-name="P14" draw:layer="layout" svg:width="9.398cm" svg:height="4.356cm" svg:x="18.034cm" svg:y="7.493cm">
          <draw:text-box>
            <text:p>"→" = símbolo de produção ou regra de derivação</text:p>
            <text:p>"⇒" = <text:s/>símbolo de der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Sensíveis ao Contexto (LSC)</text:p>
          </draw:text-box>
        </draw:frame>
        <draw:frame presentation:style-name="pr1" draw:layer="layout" svg:width="26.707cm" svg:height="16.74cm" svg:x="1cm" svg:y="3.76cm" presentation:class="outline" presentation:user-transformed="true">
          <draw:text-box>
            <text:list text:style-name="L1">
              <text:list-item>
                <text:p text:style-name="P18">Regras de produção na forma <text:s/><text:span text:style-name="T14">αAβ → αγβ <text:s text:c="5"/>(γ≠ϵ)</text:span></text:p>
                <text:list>
                  <text:list-item>
                    <text:p text:style-name="P19">Geradas por gramáticas que têm regras de produção que <text:line-break/><text:span text:style-name="T26">“dependem do contexto em que o símbolo atual aparece”</text:span></text:p>
                    <text:list>
                      <text:list-item>
                        <text:p text:style-name="P20">Dependem não apenas do símbolo atual, mas também da sequência de símbolos que o precedem ou o seguem</text:p>
                        <text:list>
                          <text:list-item>
                            <text:p text:style-name="P21">α e β representam o contexto<text:line-break/>Ex.: <text:s/>aAc→aBc <text:s/>só pode ser aplicada se a A estiver entre a e c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27">RSC : o tamanho do lado esquerdo é <text:s/>≤ <text:s/>ao do lado direito</text:span></text:p>
              </text:list-item>
              <text:list-item>
                <text:p text:style-name="P18">GSC : é tupla G = ( V, T, P, S ) onde toda regra em P é uma RSC</text:p>
              </text:list-item>
            </text:list>
          </draw:text-box>
        </draw:frame>
        <draw:frame draw:style-name="gr8" draw:layer="layout" svg:width="27.233cm" svg:height="3.544cm" svg:x="0.273cm" svg:y="17.0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ce7">
              <table:table-cell>
                <text:p text:style-name="P10"><text:span text:style-name="T19">Sensíveis ao</text:span></text:p>
                <text:p text:style-name="P10"><text:span text:style-name="T19">Contexto GSC (tipo 1)</text:span></text:p>
              </table:table-cell>
              <table:table-cell>
                <text:p text:style-name="P10"><text:span text:style-name="T28">α</text:span><text:span text:style-name="T29"> → </text:span><text:span text:style-name="T28">β</text:span></text:p>
                <text:p text:style-name="P10"><text:span text:style-name="T28">α</text:span><text:span text:style-name="T19"> ∈ (V ∪ T)⁺ <text:s/>, <text:s/></text:span><text:span text:style-name="T28">β</text:span><text:span text:style-name="T19"> ∈ (V ∪ T)</text:span><text:span text:style-name="T20">*</text:span></text:p>
                <text:p text:style-name="P10"><text:span text:style-name="T30">| </text:span><text:span text:style-name="T31">α</text:span><text:span text:style-name="T30"> | <text:s/>≤ <text:s/>| </text:span><text:span text:style-name="T31">β</text:span><text:span text:style-name="T30"> |</text:span></text:p>
                <text:p text:style-name="P10"><text:span text:style-name="T19">S → ε , se S não aparece do lado dir.</text:span></text:p>
              </table:table-cell>
              <table:table-cell>
                <text:p text:style-name="P10"><text:span text:style-name="T19">{ abc, aabbcc, aaabbbccc, ... }</text:span></text:p>
                <text:p text:style-name="P10"><text:span text:style-name="T19">= { </text:span><text:span text:style-name="T21">a</text:span><text:span text:style-name="T22">n</text:span><text:span text:style-name="T21"> b</text:span><text:span text:style-name="T22">n</text:span><text:span text:style-name="T21"> c</text:span><text:span text:style-name="T22">n</text:span><text:span text:style-name="T19"> | n &gt; 0 }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2" draw:text-style-name="P15" draw:layer="layout" svg:x1="3.81cm" svg:y1="9.525cm" svg:x2="13.716cm" svg:y2="4.699cm">
          <text:p/>
        </draw:line>
        <draw:line draw:style-name="gr13" draw:text-style-name="P15" draw:layer="layout" svg:x1="5.588cm" svg:y1="9.525cm" svg:x2="14.859cm" svg:y2="4.953cm">
          <text:p/>
        </draw:line>
        <draw:frame draw:style-name="gr14" draw:text-style-name="P14" draw:layer="layout" svg:width="19.304cm" svg:height="1.264cm" svg:x="8.636cm" svg:y="15.748cm">
          <draw:text-box>
            <text:p>| α | representa o tamanho (ou comprimento) da cadeia α</text:p>
          </draw:text-box>
        </draw:frame>
        <draw:line draw:style-name="gr15" draw:text-style-name="P15" draw:layer="layout" svg:x1="12.065cm" svg:y1="13.335cm" svg:x2="9.017cm" svg:y2="18.796cm">
          <text:p/>
        </draw:line>
        <draw:frame draw:style-name="gr16" draw:text-style-name="P14" draw:layer="layout" svg:width="19.685cm" svg:height="1.072cm" svg:x="7.62cm" svg:y="2.357cm">
          <draw:text-box>
            <text:p text:style-name="P22">RSC = Regra Sensível ao Contexto</text:p>
          </draw:text-box>
        </draw:frame>
        <draw:line draw:style-name="gr17" draw:text-style-name="P15" draw:layer="layout" svg:x1="8.636cm" svg:y1="16.51cm" svg:x2="6.477cm" svg:y2="19.0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mpiladores e analisadores sintátic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prática, as <text:s/>GSC <text:s/>não são utilizadas na construção de <text:s/>analisadores sintáticos, pois acarretaria em um mecanismo de análise complicado e ineficiente</text:p>
                <text:list>
                  <text:list-item>
                    <text:p>A derivação de uma cadeia em uma <text:s/>GSC <text:s/>não possui uma estrutura que represente tão bem a cadeia do ponto de vista hierárquico,</text:p>
                    <text:list>
                      <text:list-item>
                        <text:p>como é o caso das <text:span text:style-name="T32">árvores de análise</text:span> para as <text:s/>LLC</text:p>
                      </text:list-item>
                    </text:list>
                  </text:list-item>
                </text:list>
              </text:list-item>
              <text:list-item>
                <text:p>Compiladores usam analisadores guiados por <text:s/><text:span text:style-name="T17">GLC</text:span> ,</text:p>
                <text:list>
                  <text:list-item>
                    <text:p>e alguns mecanismos mais sofisticados que as <text:s/>GSC , para dar conta de análise de con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23">Seja a gramática G = ( V, T, P, S ). <text:s/>As <text:s/>RSC <text:s/>têm as formas:</text:p>
                <text:list>
                  <text:list-item>
                    <text:p><text:span text:style-name="T14">α → β</text:span> , com <text:s/><text:span text:style-name="T14">α, β ∈ ( V ∪ T )</text:span><text:span text:style-name="T24">+</text:span> <text:s/>, <text:s/><text:span text:style-name="T14">α</text:span> <text:s/>possuindo pelo menos uma ocorrência de variável , e <text:s/><text:span text:style-name="T14">|α| ≤ |β|</text:span></text:p>
                    <text:list>
                      <text:list-item>
                        <text:p>Tanto <text:span text:style-name="T14">α</text:span> quanto <text:span text:style-name="T14">β</text:span> são sequências não vazias de símbolos, onde cada símbolo pode ser uma variável <text:span text:style-name="T14">V</text:span> ou um terminal <text:span text:style-name="T14">T</text:span></text:p>
                      </text:list-item>
                    </text:list>
                  </text:list-item>
                  <text:list-item>
                    <text:p><text:span text:style-name="T14">S → ε</text:span> , se <text:span text:style-name="T14">S</text:span> é o símbolo inicial e não ocorre à direita de todas as regras da gramática</text:p>
                    <text:list>
                      <text:list-item>
                        <text:p>Esta é a condição adicional que permite que o símbolo inicial <text:span text:style-name="T14">S</text:span> seja substituído pelo símbolo vazio <text:span text:style-name="T14">ε</text:span> , desde que <text:span text:style-name="T14">S</text:span> não ocorra à direita de nenhuma regra da gramá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inguagem Sensível ao Contexto (LSC)</text:p>
          </draw:text-box>
        </draw:frame>
        <draw:frame presentation:style-name="pr1" draw:layer="layout" svg:width="26.178cm" svg:height="16.5cm" svg:x="1cm" svg:y="4cm" presentation:class="outline" presentation:user-transformed="true">
          <draw:text-box>
            <text:list text:style-name="L1">
              <text:list-item>
                <text:p><text:span text:style-name="T14">L</text:span> é uma <text:span text:style-name="T14">LSC</text:span> <text:span text:style-name="T33">se, e somente se</text:span>, <text:span text:style-name="T34">existe</text:span> uma <text:span text:style-name="T5">GLC</text:span> <text:s/>G <text:s/>, e <text:s text:c="2"/><text:span text:style-name="T32">L = L(G)</text:span> .</text:p>
                <text:list>
                  <text:list-item>
                    <text:p>Uma linguagem L é uma Linguagem Livre de Contexto se, e somente se, existe uma Gramática Livre de Contexto G que a gere.</text:p>
                  </text:list-item>
                  <text:list-item>
                    <text:p>L = L(G) <text:s text:c="6"/><text:span text:style-name="T26">L(G) representa a linguagem gerada pela gramática G</text:span></text:p>
                    <text:list>
                      <text:list-item>
                        <text:p>L(G) é o conjunto de todas as cadeias de caracteres que podem ser derivadas a partir do símbolo inicial da gramática G seguindo suas regras de produção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4">LSC</text:span>s podem gerar cadeias, com um controle triplo, em comparação com as <text:span text:style-name="T35">LLC</text:span>s, caracterizadas pelo controle duplo</text:p>
              </text:list-item>
            </text:list>
          </draw:text-box>
        </draw:frame>
        <draw:frame draw:style-name="gr9" draw:text-style-name="P14" draw:layer="layout" svg:width="8.726cm" svg:height="3.55cm" svg:x="18.614cm" svg:y="16.95cm">
          <draw:text-box>
            <text:p>R <text:s text:c="3"/>a<text:span text:style-name="T23">n</text:span>b<text:tab/> <text:s text:c="3"/><text:tab/>ε,b,ab,aab</text:p>
            <text:p><text:span text:style-name="T26">LC <text:s/>a</text:span><text:span text:style-name="T36">n</text:span><text:span text:style-name="T26">b</text:span><text:span text:style-name="T36">n</text:span><text:span text:style-name="T26"> <text:s text:c="4"/></text:span><text:span text:style-name="T26"><text:tab/></text:span><text:span text:style-name="T26">ab, aabb</text:span></text:p>
            <text:p><text:span text:style-name="T14">SC <text:s/>a</text:span><text:span text:style-name="T24">n</text:span><text:span text:style-name="T14">b</text:span><text:span text:style-name="T24">n</text:span><text:span text:style-name="T14">c</text:span><text:span text:style-name="T24">n</text:span><text:span text:style-name="T14"> <text:s/></text:span><text:span text:style-name="T14"><text:tab/></text:span><text:span text:style-name="T14">abc, aabbcc</text:span></text:p>
            <text:p>I <text:s text:c="4"/>a<text:span text:style-name="T23">2^n</text:span> <text:tab/>a, aa, aaaa</text:p>
          </draw:text-box>
        </draw:frame>
        <draw:line draw:style-name="gr18" draw:text-style-name="P15" draw:layer="layout" svg:x1="23cm" svg:y1="15cm" svg:x2="22.5cm" svg:y2="16cm">
          <text:p/>
        </draw:line>
        <draw:frame draw:style-name="gr19" draw:text-style-name="P14" draw:layer="layout" svg:width="3.81cm" svg:height="1.072cm" svg:x="17.653cm" svg:y="11.882cm">
          <draw:text-box>
            <text:p>(αAβ)</text:p>
          </draw:text-box>
        </draw:frame>
        <draw:frame draw:style-name="gr19" draw:text-style-name="P14" draw:layer="layout" svg:width="2.794cm" svg:height="1.072cm" svg:x="24.003cm" svg:y="12.954cm">
          <draw:text-box>
            <text:p>(α→β)</text:p>
          </draw:text-box>
        </draw:frame>
        <draw:line draw:style-name="gr20" draw:text-style-name="P15" draw:layer="layout" svg:x1="6.604cm" svg:y1="8.001cm" svg:x2="5.588cm" svg:y2="8.001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5">Exemplo - L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Seja a linguagem {a<text:span text:style-name="T23">n</text:span> b<text:span text:style-name="T23">n</text:span> c<text:span text:style-name="T23">n</text:span> | 0 &lt; n } gerada pela GSC:</text:p>
                <text:list>
                  <text:list-item>
                    <text:p><text:span text:style-name="T34">S</text:span> → ABc</text:p>
                  </text:list-item>
                  <text:list-item>
                    <text:p>AB → AABBC</text:p>
                  </text:list-item>
                  <text:list-item>
                    <text:p>CB → BC</text:p>
                  </text:list-item>
                  <text:list-item>
                    <text:p>Cc → cc</text:p>
                  </text:list-item>
                  <text:list-item>
                    <text:p>Bc → bc</text:p>
                  </text:list-item>
                  <text:list-item>
                    <text:p>Bb → bb</text:p>
                  </text:list-item>
                  <text:list-item>
                    <text:p>Ab → ab</text:p>
                  </text:list-item>
                  <text:list-item>
                    <text:p>Aa → aa</text:p>
                  </text:list-item>
                </text:list>
              </text:list-item>
            </text:list>
          </draw:text-box>
        </draw:frame>
        <draw:frame draw:style-name="gr21" draw:text-style-name="P27" draw:layer="layout" svg:width="12.637cm" svg:height="12.853cm" svg:x="13.043cm" svg:y="6.498cm">
          <draw:text-box>
            <text:p><text:span text:style-name="T37">Derivação de a</text:span><text:span text:style-name="T38">3</text:span><text:span text:style-name="T37">b</text:span><text:span text:style-name="T38">3</text:span><text:span text:style-name="T37">c</text:span><text:span text:style-name="T38">3</text:span><text:span text:style-name="T37"> :</text:span></text:p>
            <text:p><text:span text:style-name="T39"/></text:p>
            <text:p text:style-name="P26"><text:span text:style-name="T40">S</text:span><text:span text:style-name="T41"> ⇒ </text:span><text:span text:style-name="T42">AB</text:span><text:span text:style-name="T41">c ⇒ A</text:span><text:span text:style-name="T42">ABBC</text:span><text:span text:style-name="T41">c</text:span></text:p>
            <text:p text:style-name="P26"><text:span text:style-name="T41">A</text:span><text:span text:style-name="T42">AB</text:span><text:span text:style-name="T41">BCc ⇒ A</text:span><text:span text:style-name="T42">AABBC</text:span><text:span text:style-name="T41">BCc</text:span></text:p>
            <text:p text:style-name="P26"><text:span text:style-name="T41">AAABB</text:span><text:span text:style-name="T42">CB</text:span><text:span text:style-name="T41">Cc ⇒ AAABB</text:span><text:span text:style-name="T42">BC</text:span><text:span text:style-name="T41">Cc</text:span></text:p>
            <text:p text:style-name="P26"><text:span text:style-name="T41">AAABBBC</text:span><text:span text:style-name="T42">Cc</text:span><text:span text:style-name="T41"> ⇒ AAABBBC</text:span><text:span text:style-name="T42">cc</text:span></text:p>
            <text:p text:style-name="P26"><text:span text:style-name="T41">AAABBB</text:span><text:span text:style-name="T42">Cc</text:span><text:span text:style-name="T41">c ⇒ AAABBB</text:span><text:span text:style-name="T42">cc</text:span><text:span text:style-name="T41">c</text:span></text:p>
            <text:p text:style-name="P26"><text:span text:style-name="T41">AAABB</text:span><text:span text:style-name="T42">Bc</text:span><text:span text:style-name="T41">cc ⇒ AAABB</text:span><text:span text:style-name="T42">bc</text:span><text:span text:style-name="T41">cc</text:span></text:p>
            <text:p text:style-name="P26"><text:span text:style-name="T41">AAABBbccc ⇒ <text:s/>(...) ⇒ Aaabbbccc</text:span></text:p>
            <text:p text:style-name="P26"><text:span text:style-name="T42">Aa</text:span><text:span text:style-name="T41">abbbccc ⇒</text:span><text:span text:style-name="T42"> aa</text:span><text:span text:style-name="T41">abbbccc</text:span></text:p>
          </draw:text-box>
        </draw:frame>
        <draw:line draw:style-name="gr22" draw:text-style-name="P28" draw:layer="layout" svg:x1="16.988cm" svg:y1="9.82cm" svg:x2="16.181cm" svg:y2="10.278cm">
          <text:p/>
        </draw:line>
        <draw:line draw:style-name="gr23" draw:layer="layout" svg:x1="7.48cm" svg:y1="7.047cm" svg:x2="14.756cm" svg:y2="8.955cm">
          <text:p/>
        </draw:line>
        <draw:line draw:style-name="gr23" draw:layer="layout" svg:x1="7.48cm" svg:y1="7.047cm" svg:x2="13.891cm" svg:y2="10.253cm">
          <text:p/>
        </draw:line>
        <draw:frame draw:style-name="gr24" draw:text-style-name="P29" draw:layer="layout" svg:width="4.833cm" svg:height="1.072cm" svg:x="7.736cm" svg:y="5.342cm">
          <draw:text-box>
            <text:p>inicial</text:p>
          </draw:text-box>
        </draw:frame>
        <draw:line draw:style-name="gr25" draw:text-style-name="P28" draw:layer="layout" svg:x1="7.506cm" svg:y1="5.851cm" svg:x2="6.259cm" svg:y2="5.851cm">
          <text:p/>
        </draw:line>
        <draw:rect draw:style-name="gr26" draw:text-style-name="P16" draw:layer="layout" svg:width="4.445cm" svg:height="1.016cm" svg:x="17.907cm" svg:y="17.653cm">
          <text:p/>
        </draw:rect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Na derivação de <text:span text:style-name="T14">aaa</text:span><text:span text:style-name="T32">bbb</text:span><text:span text:style-name="T14">ccc</text:span> , as regras poderiam ter sido aplicadas em outra ordem, que não a exibida, e assim mesmo<text:line-break/><text:span text:style-name="T33">a mesma cadeia seria derivada</text:span></text:p>
              </text:list-item>
              <text:list-item>
                <text:p>Por exemplo, a partir de AAABBCBCc , podemos derivar <text:span text:style-name="T5">AAABBCBcc</text:span> ao invés de AAABBBCCc </text:p>
                <text:list>
                  <text:list-item>
                    <text:p>a partir de <text:span text:style-name="T5">AAABBCBcc</text:span> só poderíamos derivar AAABBBCcc, </text:p>
                    <text:list>
                      <text:list-item>
                        <text:p>enquanto que a partir da cadeia AAABBBCCc só é possível derivar AAABBBCcc</text:p>
                      </text:list-item>
                    </text:list>
                  </text:list-item>
                </text:list>
              </text:list-item>
              <text:list-item>
                <text:p>Desta forma, podemos observar que <text:span text:style-name="T43">qualquer sequência de aplicações de regras</text:span> da gramática <text:span text:style-name="T43">gera cadeias da linguagem</text:span> em quest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5">Exemplo - GSC</text:p>
          </draw:text-box>
        </draw:frame>
        <draw:frame presentation:style-name="pr7" draw:layer="layout" svg:width="26cm" svg:height="16.5cm" svg:x="1cm" svg:y="4cm" presentation:class="outline" presentation:user-transformed="true">
          <draw:text-box>
            <text:p>GSC que gera a L = { <text:span text:style-name="T14">ww</text:span> | w ∈ { a, b }<text:span text:style-name="T44">*</text:span> } :</text:p>
            <text:p>1) <text:s/><text:span text:style-name="T34">S</text:span> → RT | aa | bb</text:p>
            <text:p text:style-name="P30"><text:span text:style-name="T45">2) <text:s/>R → RaA | RbB | aaM | abN | baO | bbP</text:span></text:p>
            <text:p text:style-name="P30"><text:span text:style-name="T45">3) <text:s/>Aa → aA </text:span><text:span text:style-name="T45"><text:line-break/></text:span><text:span text:style-name="T45"> <text:s text:c="4"/>Ab → bA</text:span><text:span text:style-name="T45"><text:line-break/></text:span><text:span text:style-name="T45"> <text:s text:c="4"/>AT → Ta</text:span></text:p>
            <text:p text:style-name="P30"><text:span text:style-name="T45">4) <text:s/>Ba → aB</text:span><text:span text:style-name="T45"><text:line-break/></text:span><text:span text:style-name="T45"> <text:s text:c="4"/>Bb → bB</text:span><text:span text:style-name="T45"><text:line-break/></text:span><text:span text:style-name="T45"> <text:s text:c="4"/>BT → Tb</text:span></text:p>
            <text:p text:style-name="P30"><text:span text:style-name="T45">5) <text:s/>Ma → aM</text:span><text:span text:style-name="T45"><text:line-break/></text:span><text:span text:style-name="T45"> <text:s text:c="4"/>Mb → bM</text:span><text:span text:style-name="T45"><text:line-break/></text:span><text:span text:style-name="T45"> <text:s text:c="4"/>MT → aa</text:span></text:p>
          </draw:text-box>
        </draw:frame>
        <draw:frame draw:style-name="gr24" draw:text-style-name="P29" draw:layer="layout" svg:width="5.368cm" svg:height="1.072cm" svg:x="10.686cm" svg:y="6.054cm">
          <draw:text-box>
            <text:p><text:span text:style-name="T34">S</text:span> = inicial</text:p>
          </draw:text-box>
        </draw:frame>
        <draw:frame draw:style-name="gr27" draw:text-style-name="P33" draw:layer="layout" svg:width="7.251cm" svg:height="10.272cm" svg:x="15.248cm" svg:y="9.588cm">
          <draw:text-box>
            <text:p text:style-name="P31"><text:span text:style-name="T46">6) <text:s/>Na → aN </text:span><text:span text:style-name="T46"><text:line-break/></text:span><text:span text:style-name="T46"> <text:s text:c="4"/>Nb → bN</text:span><text:span text:style-name="T46"><text:line-break/></text:span><text:span text:style-name="T46"> <text:s text:c="4"/>NT → ab</text:span></text:p>
            <text:p text:style-name="P32"><text:span text:style-name="T46">7) <text:s/>Oa → aO</text:span><text:span text:style-name="T46"><text:line-break/></text:span><text:span text:style-name="T46"> <text:s text:c="4"/>Ob → bO</text:span><text:span text:style-name="T46"><text:line-break/></text:span><text:span text:style-name="T46"> <text:s text:c="4"/>OT → ba</text:span></text:p>
            <text:p text:style-name="P32"><text:span text:style-name="T46">8) <text:s/>Pa → aP</text:span><text:span text:style-name="T46"><text:line-break/></text:span><text:span text:style-name="T46"> <text:s text:c="4"/>Pb → bP</text:span><text:span text:style-name="T46"><text:line-break/></text:span><text:span text:style-name="T46"> <text:s text:c="4"/>PT → bb</text:span></text:p>
          </draw:text-box>
        </draw:frame>
        <draw:frame draw:style-name="gr28" draw:layer="layout" svg:width="4.555cm" svg:height="1.072cm" svg:x="10.212cm" svg:y="19.797cm">
          <draw:text-box>
            <text:p>(continua)</text:p>
          </draw:text-box>
        </draw:frame>
        <draw:line draw:style-name="gr29" draw:text-style-name="P15" draw:layer="layout" svg:x1="10.414cm" svg:y1="6.477cm" svg:x2="9.525cm" svg:y2="6.47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5">Exemplo - GSC<text:span text:style-name="T47"> <text:s text:c="3"/>(continuação)</text:span>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A gramática é projetada para processar palavras <text:span text:style-name="T14">w</text:span> de forma ordenada e sensível ao contexto</text:p>
              </text:list-item>
              <text:list-item>
                <text:p>Ela lê <text:span text:style-name="T14">w</text:span> no prefixo <text:span text:style-name="T14">R</text:span> e garante, por meio de regras intermediárias e sensíveis ao contexto, que o sufixo <text:span text:style-name="T14">T</text:span> será uma cópia idêntica de <text:span text:style-name="T14">w</text:span>, resultando em <text:span text:style-name="T14">ww</text:span></text:p>
              </text:list-item>
              <text:list-item>
                <text:p>Exemplo de derivação<text:line-break/></text:p>
                <text:list>
                  <text:list-header>
                    <text:p>S ⇒ RT ⇒ <text:span text:style-name="T14">RaA</text:span>T ⇒ <text:span text:style-name="T14">bbP</text:span>aAT ⇒ bb<text:span text:style-name="T14">aP</text:span>AT ⇒ bbaP<text:span text:style-name="T14">Ta</text:span> ⇒ bba<text:span text:style-name="T14">bb</text:span>a</text:p>
                  </text:list-header>
                </text:list>
              </text:list-item>
            </text:list>
          </draw:text-box>
        </draw:frame>
        <draw:frame draw:style-name="gr30" draw:text-style-name="P14" draw:layer="layout" svg:width="2.729cm" svg:height="1.072cm" svg:x="5cm" svg:y="16cm">
          <draw:text-box>
            <text:p>R→RaA</text:p>
          </draw:text-box>
        </draw:frame>
        <draw:frame draw:style-name="gr31" draw:text-style-name="P14" draw:layer="layout" svg:width="3.072cm" svg:height="1.072cm" svg:x="8.5cm" svg:y="16cm">
          <draw:text-box>
            <text:p>R→bbP</text:p>
          </draw:text-box>
        </draw:frame>
        <draw:frame draw:style-name="gr24" draw:text-style-name="P14" draw:layer="layout" svg:width="2.708cm" svg:height="1.072cm" svg:x="12.792cm" svg:y="16cm">
          <draw:text-box>
            <text:p>Pa→aP</text:p>
          </draw:text-box>
        </draw:frame>
        <draw:frame draw:style-name="gr32" draw:text-style-name="P14" draw:layer="layout" svg:width="2.466cm" svg:height="1.072cm" svg:x="16cm" svg:y="16cm">
          <draw:text-box>
            <text:p>AT→Ta</text:p>
          </draw:text-box>
        </draw:frame>
        <draw:frame draw:style-name="gr33" draw:text-style-name="P14" draw:layer="layout" svg:width="2.615cm" svg:height="1.072cm" svg:x="19.5cm" svg:y="16cm">
          <draw:text-box>
            <text:p>PT→bb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GSC, como possuem regras apenas na forma <text:line-break/><text:line-break/><text:tab/><text:tab/><text:span text:style-name="T14">α → β, onde |α| ≤ |β|</text:span> <text:s text:c="3"/>, <text:line-break/><text:line-break/>garantem que é computável o problema de determinar se uma cadeia pertence ou não à linguagem gerada pela gramática G</text:p>
                <text:list>
                  <text:list-item>
                    <text:p>Isto é, existe um programa de computador que implementa esta decisão</text:p>
                  </text:list-item>
                </text:list>
              </text:list-item>
              <text:list-item>
                <text:p>Isto é consequência do fato de que a cada uso de regra no processo de verificação, <text:span text:style-name="T14">a cadeia sendo gerada nunca diminui de tamanh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5">G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Devido às regras das GSC, onde uma cadeia gerada nunca diminui de tamanho,</text:p>
                <text:list>
                  <text:list-item>
                    <text:p>é possível criar um programa de computador que <text:span text:style-name="T32">decida</text:span> se uma cadeia pertence à linguagem gerada por uma gramática G</text:p>
                  </text:list-item>
                </text:list>
              </text:list-item>
              <text:list-item>
                <text:p>Com um número finito de aplicações de regras que não aumentam o tamanho da cadeia, podemos concluir que a cadeia <text:span text:style-name="T14">w</text:span> pertence à linguagem <text:span text:style-name="T14">L(G)</text:span> e é derivada pela gramática</text:p>
              </text:list-item>
              <text:list-item>
                <text:p>Porém, se todas as possíveis derivações resultam em cadeias maiores que <text:span text:style-name="T14">w</text:span>, isso indica que <text:span text:style-name="T14">G</text:span> não pode derivar <text:span text:style-name="T14">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5">RLC é RSC</text:p>
          </draw:text-box>
        </draw:frame>
        <draw:frame presentation:style-name="pr8" draw:layer="layout" svg:width="26cm" svg:height="16.5cm" svg:x="1cm" svg:y="4cm" presentation:class="outline">
          <draw:text-box>
            <text:list text:style-name="L1">
              <text:list-item>
                <text:p>Com a exceção de regras da forma <text:span text:style-name="T14">A → ε</text:span> , toda RLC é uma RSC</text:p>
              </text:list-item>
              <text:list-item>
                <text:p>Toda GLC que não gera a cadeia vazia pode ser convertida em uma Gramática Livre de Contexto Sem Regras Nulas (GSRN) equivalente</text:p>
              </text:list-item>
              <text:list-item>
                <text:p>Toda LLC é também uma LSC, uma vez que a classe das linguagens sensíveis ao contexto inclui todas as linguagens livres de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Existem LSC que não são <text:span text:style-name="T32">LLC</text:span></text:p>
                <text:list>
                  <text:list-item>
                    <text:p>Ex.: <text:s/>L<text:span text:style-name="T48">abc</text:span> = { a<text:span text:style-name="T44">n</text:span> b<text:span text:style-name="T44">n</text:span> c<text:span text:style-name="T44">n</text:span> | 0 &lt; n }</text:p>
                    <text:list>
                      <text:list-item>
                        <text:p>Existe a necessidade de "manter a contagem" simultânea de três símbolos diferentes (<text:span text:style-name="T14">a</text:span>, <text:span text:style-name="T14">b</text:span> e <text:span text:style-name="T14">c</text:span>)</text:p>
                      </text:list-item>
                      <text:list-item>
                        <text:p>As <text:span text:style-name="T32">GLC</text:span>s têm uma capacidade limitada de "memória", pois só podem substituir um não terminal por vez, independentemente do contexto</text:p>
                      </text:list-item>
                      <text:list-item>
                        <text:p>Para garantir a igualdade entre as quantidades de <text:span text:style-name="T14">a</text:span>, <text:span text:style-name="T14">b</text:span> e <text:span text:style-name="T14">c</text:span>, seria necessário um mecanismo que as <text:span text:style-name="T32">GLC</text:span>s não possu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 relação às <text:span text:style-name="T17">operações de fechamento</text:span>, podemos observar que o que foi feito para a união de LLC pode ser feito para a união de LSC <text:s text:c="5"/></text:p>
              </text:list-item>
              <text:list-item>
                <text:p>Se <text:s/>L<text:span text:style-name="T49">1</text:span> <text:s/>e <text:s/>L<text:span text:style-name="T49">2</text:span> <text:s/>são LSC, então <text:s/>L<text:span text:style-name="T49">1</text:span> ∪ L<text:span text:style-name="T49">2</text:span> também é uma LSC</text:p>
              </text:list-item>
              <text:list-item>
                <text:p>Se <text:s/>L<text:span text:style-name="T49">1</text:span> <text:s/>e <text:s/>L<text:span text:style-name="T49">2</text:span> <text:s/>são LSC, então existem gramáticas <text:s/>G<text:span text:style-name="T49">1</text:span> <text:s/>e <text:s/>G<text:span text:style-name="T49">2</text:span> , tais que <text:s/>L<text:span text:style-name="T49">1</text:span> = L(G<text:span text:style-name="T49">1</text:span>) <text:s/>e <text:s/>L<text:span text:style-name="T49">2</text:span> = L(G<text:span text:style-name="T49">2</text:span>)</text:p>
                <text:list>
                  <text:list-item>
                    <text:p>G<text:span text:style-name="T49">1</text:span> ​ é uma gramática que gera <text:s/>L<text:span text:style-name="T49">1</text:span> , <text:s/>G<text:span text:style-name="T49">2</text:span> <text:s/>é uma gramática que gera <text:s/>L<text:span text:style-name="T49">2</text:span></text:p>
                  </text:list-item>
                  <text:list-item>
                    <text:p>A linguagem L<text:span text:style-name="T49">1</text:span>​ é exatamente a linguagem gerada pela gramática G<text:span text:style-name="T49">1​</text:span></text:p>
                  </text:list-item>
                  <text:list-item>
                    <text:p>Idem para L<text:span text:style-name="T49">2</text:span></text:p>
                  </text:list-item>
                </text:list>
              </text:list-item>
            </text:list>
          </draw:text-box>
        </draw:frame>
        <draw:line draw:style-name="gr34" draw:text-style-name="P15" draw:layer="layout" svg:x1="11.557cm" svg:y1="17.018cm" svg:x2="10.795cm" svg:y2="4.953cm">
          <text:p/>
        </draw:line>
        <draw:frame draw:style-name="gr35" draw:text-style-name="P35" draw:layer="layout" svg:width="17.856cm" svg:height="3.302cm" svg:x="9.144cm" svg:y="17.018cm">
          <draw:text-box>
            <text:p text:style-name="P34"><text:span text:style-name="T17">são operações que, quando aplicadas a elementos de um conjunto, produzem resultados que ainda pertencem ao mesmo conjun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Se S<text:span text:style-name="T49">1</text:span> e S<text:span text:style-name="T49">2</text:span> são os respectivos símbolos inicias das gramáticas,</text:p>
                <text:list>
                  <text:list-item>
                    <text:p>deve-se renomear as variáveis de G<text:span text:style-name="T49">1</text:span> para que não haja interseção com as variáveis de G<text:span text:style-name="T49">2</text:span></text:p>
                  </text:list-item>
                </text:list>
              </text:list-item>
              <text:list-item>
                <text:p>Considerando a gramática que reúne todas as regras de ambas as gramáticas, mais as regras <text:s/>S → S<text:span text:style-name="T49">1</text:span> | S<text:span text:style-name="T49">2</text:span> <text:s/>, que é uma RSC, temos uma GSC que gera L<text:span text:style-name="T49">1</text:span> ∪ L<text:span text:style-name="T49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Considerando a GSC <text:s/>L<text:span text:style-name="T49">1</text:span> anterior, e as regras <text:s/>S → S<text:span text:style-name="T49">1</text:span>S | S<text:span text:style-name="T49">1</text:span> <text:s/>, temos uma gramática que gera L<text:span text:style-name="T48">1</text:span><text:span text:style-name="T44">+</text:span></text:p>
              </text:list-item>
              <text:list-item>
                <text:p>A regra <text:s/>S → S<text:span text:style-name="T49">1</text:span>S | S<text:span text:style-name="T49">1</text:span> <text:s/>é sensível ao contexto</text:p>
              </text:list-item>
              <text:list-item>
                <text:p>A união de L<text:span text:style-name="T48">1</text:span><text:span text:style-name="T44">+</text:span> com { ε } é sensível ao contexto, e, de fato<text:line-break/>L<text:span text:style-name="T49">1</text:span><text:span text:style-name="T44">*</text:span> <text:s/>= <text:s/>L<text:span text:style-name="T48">1</text:span><text:span text:style-name="T44">+</text:span> <text:s/>∪ { ε }</text:p>
              </text:list-item>
              <text:list-item>
                <text:p>Sejam L<text:span text:style-name="T49">1</text:span> e L<text:span text:style-name="T49">2</text:span> linguagens sensíveis ao contexto</text:p>
                <text:list>
                  <text:list-item>
                    <text:p>As linguagens <text:s text:c="2"/>L<text:span text:style-name="T49">1</text:span> ∪ L<text:span text:style-name="T49">2</text:span> <text:s text:c="2"/>e <text:s text:c="2"/>L<text:span text:style-name="T49">1</text:span><text:span text:style-name="T44">*</text:span> <text:s text:c="2"/>também são sensíveis ao con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loext:opacity="100%" style:text-outline="false" style:text-line-through-style="none" style:text-line-through-type="none" style:font-name="DejaVu Serif Condensed" fo:font-family="'DejaVu Serif Condensed'" style:font-style-name="Condensed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ff00ff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_5f_1" style:display-name="Default Drawing Style_1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_5f_1" style:display-name="Default Drawing Style_1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_5f_1">
      <style:graphic-properties draw:stroke="dash" draw:stroke-dash="Double_20_Dash" svg:stroke-color="#fe7f00" draw:marker-end="Arrowheads_20_18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8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4T14:38:07.790401030</dc:date>
    <meta:editing-duration>P2DT7H45M8S</meta:editing-duration>
    <meta:editing-cycles>302</meta:editing-cycles>
    <meta:generator>LibreOffice/25.2.3.2$Linux_X86_64 LibreOffice_project/520$Build-2</meta:generator>
    <meta:document-statistic meta:object-count="14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